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row>
              <mo stretchy="false">(</mo>
              <mrow>
                <mi>E</mi>
                <mrow>
                  <mi/>
                  <mo stretchy="false">−</mo>
                  <mi/>
                </mrow>
                <msub>
                  <mi>m</mi>
                  <mtext>e</mtext>
                </msub>
                <msup>
                  <mi>c</mi>
                  <mn>2</mn>
                </msup>
                <mrow>
                  <mi/>
                  <mo stretchy="false">+</mo>
                  <mi/>
                </mrow>
                <mi>e</mi>
                <mo stretchy="false">ϕ</mo>
              </mrow>
              <mo stretchy="false">)</mo>
            </mrow>
            <mi/>
            <mfenced open="∣" close="〉">
              <mrow>
                <mover accent="true">
                  <mo stretchy="false">ψ</mo>
                  <mo stretchy="false">̂</mo>
                </mover>
              </mrow>
            </mfenced>
            <mrow>
              <mi/>
              <mo stretchy="false">=</mo>
              <mi/>
            </mrow>
            <mi>c</mi>
            <mi/>
            <mrow>
              <mo stretchy="false">(</mo>
              <mrow>
                <mstyle mathvariant="bold">
                  <mrow>
                    <mi>p</mi>
                  </mrow>
                </mstyle>
                <mrow>
                  <mi/>
                  <mo stretchy="false">+</mo>
                  <mi/>
                </mrow>
                <mi>e</mi>
                <mstyle mathvariant="bold">
                  <mrow>
                    <mi>A</mi>
                  </mrow>
                </mstyle>
              </mrow>
              <mo stretchy="false">)</mo>
            </mrow>
            <mrow>
              <mi/>
              <mo stretchy="false">⋅</mo>
              <mi/>
            </mrow>
            <mstyle mathvariant="bold">
              <mrow>
                <mo stretchy="false">σ</mo>
              </mrow>
            </mstyle>
            <mi/>
            <mfenced open="∣" close="〉">
              <mrow>
                <mo stretchy="false">χ</mo>
              </mrow>
            </mfenced>
            <mi/>
            <mtext> , </mtext>
          </mrow>
        </mtd>
      </mtr>
      <mtr>
        <mtd>
          <mrow>
            <mrow>
              <mo stretchy="false">(</mo>
              <mrow>
                <mi>E</mi>
                <mrow>
                  <mi/>
                  <mo stretchy="false">+</mo>
                  <mi/>
                </mrow>
                <msub>
                  <mi>m</mi>
                  <mtext>e</mtext>
                </msub>
                <msup>
                  <mi>c</mi>
                  <mn>2</mn>
                </msup>
                <mrow>
                  <mi/>
                  <mo stretchy="false">+</mo>
                  <mi/>
                </mrow>
                <mi>e</mi>
                <mo stretchy="false">ϕ</mo>
              </mrow>
              <mo stretchy="false">)</mo>
            </mrow>
            <mi/>
            <mfenced open="∣" close="〉">
              <mrow>
                <mo stretchy="false">χ</mo>
              </mrow>
            </mfenced>
            <mrow>
              <mi/>
              <mo stretchy="false">=</mo>
              <mi/>
            </mrow>
            <mi>c</mi>
            <mi/>
            <mrow>
              <mo stretchy="false">(</mo>
              <mrow>
                <mstyle mathvariant="bold">
                  <mrow>
                    <mi>p</mi>
                  </mrow>
                </mstyle>
                <mrow>
                  <mi/>
                  <mo stretchy="false">+</mo>
                  <mi/>
                </mrow>
                <mi>e</mi>
                <mstyle mathvariant="bold">
                  <mrow>
                    <mi>A</mi>
                  </mrow>
                </mstyle>
              </mrow>
              <mo stretchy="false">)</mo>
            </mrow>
            <mrow>
              <mi/>
              <mo stretchy="false">⋅</mo>
              <mi/>
            </mrow>
            <mstyle mathvariant="bold">
              <mrow>
                <mo stretchy="false">σ</mo>
              </mrow>
            </mstyle>
            <mi/>
            <mfenced open="∣" close="〉">
              <mrow>
                <mover accent="true">
                  <mo stretchy="false">ψ</mo>
                  <mo stretchy="false">̂</mo>
                </mover>
              </mrow>
            </mfenced>
          </mrow>
        </mtd>
      </mtr>
    </mtable>
    <annotation encoding="StarMath 5.0">(
 E ~-~ m _"e" c ^2 ~+~ e %iphi 
) 
` 
left lline
 hat %ipsi 
right rangle 
~=~
c 
` 
(
 bold p ~+~ e bold A 
)
`cdot` 
bold %isigma 
` 
left lline
 %ichi 
right rangle 

`" , " newline

(
 E ~+~ m _"e" c ^2 ~+~ e %iphi 
) 
` 
left lline
 %ichi 
right rangle 
~=~
c 
` 
(
 bold p ~+~ e bold A 
)
`cdot` 
bold %isigma 
` 
left lline
 hat %ipsi 
right rangle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0T13:54:40.771000000</meta:creation-date>
    <meta:generator>LibreOffice/4.1.4.2$Windows_x86 LibreOffice_project/0a0440ccc0227ad9829de5f46be37cfb6edcf72</meta:generator>
  </office:meta>
</office:document-meta>
</file>